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30.1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138.1pt"/>
    </style:style>
    <style:style style:name="co6" style:family="table-column">
      <style:table-column-properties fo:break-before="auto" style:column-width="46.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29.25pt" fo:break-before="auto" style:use-optimal-row-height="false"/>
    </style:style>
    <style:style style:name="ro4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Excel_20_Built-in_20_Currency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Base Price</text:p>
          </table:table-cell>
          <table:table-cell table:style-name="ce1" office:value-type="string" calcext:value-type="string">
            <text:p>Qty</text:p>
          </table:table-cell>
          <table:table-cell table:style-name="ce3" office:value-type="string" office:string-value="Amount" calcext:value-type="string">
            <text:p><text:s/>Amount </text:p>
          </table:table-cell>
          <table:table-cell table:style-name="ce3" office:value-type="string" office:string-value="Total" calcext:value-type="string">
            <text:p><text:s/>Total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board</text:p>
          </table:table-cell>
          <table:table-cell office:value-type="float" office:value="2.49" calcext:value-type="float">
            <text:p>2.49</text:p>
          </table:table-cell>
          <table:table-cell office:value-type="float" office:value="1" calcext:value-type="float">
            <text:p>1</text:p>
          </table:table-cell>
          <table:table-cell table:formula="of:=[.C2]*[.B2]*1.0825" office:value-type="float" office:value="2.695425" calcext:value-type="float">
            <text:p><text:s/>$2.70 </text:p>
          </table:table-cell>
          <table:table-cell table:formula="of:=SUM([.D2:.D30])" office:value-type="float" office:value="77.3338" calcext:value-type="float">
            <text:p><text:s/>$77.33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 Paint (Fusion)</text:p>
          </table:table-cell>
          <table:table-cell office:value-type="float" office:value="4.94" calcext:value-type="float">
            <text:p>4.94</text:p>
          </table:table-cell>
          <table:table-cell office:value-type="float" office:value="0.3" calcext:value-type="float">
            <text:p>0.3</text:p>
          </table:table-cell>
          <table:table-cell table:formula="of:=[.C3]*[.B3]*1.0825" office:value-type="float" office:value="1.604265" calcext:value-type="float">
            <text:p><text:s/>$1.6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ded Vinyl Pipe</text:p>
          </table:table-cell>
          <table:table-cell office:value-type="float" office:value="8.98" calcext:value-type="float">
            <text:p>8.98</text:p>
          </table:table-cell>
          <table:table-cell office:value-type="float" office:value="0.5" calcext:value-type="float">
            <text:p>0.5</text:p>
          </table:table-cell>
          <table:table-cell table:formula="of:=[.C4]*[.B4]*1.0825" office:value-type="float" office:value="4.860425" calcext:value-type="float">
            <text:p><text:s/>$4.8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" DWV Coupling HXH 611942031900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table:formula="of:=[.C5]*[.B5]*1.0825" office:value-type="float" office:value="1.36395" calcext:value-type="float">
            <text:p><text:s/>$1.3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" PVC Coupling SXS 611942037643</text:p>
          </table:table-cell>
          <table:table-cell office:value-type="float" office:value="1.96" calcext:value-type="float">
            <text:p>1.96</text:p>
          </table:table-cell>
          <table:table-cell office:value-type="float" office:value="1" calcext:value-type="float">
            <text:p>1</text:p>
          </table:table-cell>
          <table:table-cell table:formula="of:=[.C6]*[.B6]*1.0825" office:value-type="float" office:value="2.1217" calcext:value-type="float">
            <text:p><text:s/>$2.12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" DWV Male Adapter 611942032884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table:formula="of:=[.C7]*[.B7]*1.0825" office:value-type="float" office:value="1.569625" calcext:value-type="float">
            <text:p><text:s/>$1.57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" DWV Flush Cleanout Plug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table:formula="of:=[.C8]*[.B8]*1.0825" office:value-type="float" office:value="2.782025" calcext:value-type="float">
            <text:p><text:s/>$2.78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" PVC Female Adapt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 table:formula="of:=[.C9]*[.B9]*1.0825" office:value-type="float" office:value="2.0351" calcext:value-type="float">
            <text:p><text:s/>$2.04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E 74-5FG1A-B 1 Amp Fuse</text:p>
          </table:table-cell>
          <table:table-cell office:value-type="float" office:value="3.99" calcext:value-type="float">
            <text:p>3.99</text:p>
          </table:table-cell>
          <table:table-cell office:value-type="float" office:value="0.1" calcext:value-type="float">
            <text:p>0.1</text:p>
          </table:table-cell>
          <table:table-cell table:formula="of:=[.C10]*[.B10]*1.0825" office:value-type="float" office:value="0.4319175" calcext:value-type="float">
            <text:p><text:s/>$0.43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E 74-FC5-B Fuse Clips</text:p>
          </table:table-cell>
          <table:table-cell office:value-type="float" office:value="1.69" calcext:value-type="float">
            <text:p>1.69</text:p>
          </table:table-cell>
          <table:table-cell office:value-type="float" office:value="0.2" calcext:value-type="float">
            <text:p>0.2</text:p>
          </table:table-cell>
          <table:table-cell table:formula="of:=[.C11]*[.B11]*1.0825" office:value-type="float" office:value="0.365885" calcext:value-type="float">
            <text:p><text:s/>$0.37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more 30-100 Key Switch</text:p>
          </table:table-cell>
          <table:table-cell office:value-type="float" office:value="7.79" calcext:value-type="float">
            <text:p>7.79</text:p>
          </table:table-cell>
          <table:table-cell office:value-type="float" office:value="1" calcext:value-type="float">
            <text:p>1</text:p>
          </table:table-cell>
          <table:table-cell table:formula="of:=[.C12]*[.B12]*1.0825" office:value-type="float" office:value="8.432675" calcext:value-type="float">
            <text:p><text:s/>$8.43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ilMadScientist RGB LED Pixels</text:p>
          </table:table-cell>
          <table:table-cell office:value-type="float" office:value="10.99" calcext:value-type="float">
            <text:p>10.99</text:p>
          </table:table-cell>
          <table:table-cell office:value-type="float" office:value="0.9" calcext:value-type="float">
            <text:p>0.9</text:p>
          </table:table-cell>
          <table:table-cell table:formula="of:=[.C13]*[.B13]*1.0825" office:value-type="float" office:value="10.7070075" calcext:value-type="float">
            <text:p><text:s/>$10.71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stors (10k*2, 220*2, 1m)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[.C14]*[.B14]*1.0825" office:value-type="float" office:value="1.353125" calcext:value-type="float">
            <text:p><text:s/>$1.35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ino Pro Mini (Arducam)</text:p>
          </table:table-cell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  <table:table-cell table:formula="of:=[.C15]*[.B15]*1.0825" office:value-type="float" office:value="5.942925" calcext:value-type="float">
            <text:p><text:s/>$5.94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w Connectors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formula="of:=[.C16]*[.B16]*1.0825" office:value-type="float" office:value="2.165" calcext:value-type="float">
            <text:p><text:s/>$2.17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 ga Solid Wir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7]*[.B17]*1.0825" office:value-type="float" office:value="0" calcext:value-type="float">
            <text:p><text:s/>$-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c Connection Wir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8]*[.B18]*1.0825" office:value-type="float" office:value="0" calcext:value-type="float">
            <text:p><text:s/>$-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der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9]*[.B19]*1.0825" office:value-type="float" office:value="0" calcext:value-type="float">
            <text:p><text:s/>$-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t Shrink (1/2*2in, 1/4*4in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0]*[.B20]*1.0825" office:value-type="float" office:value="0" calcext:value-type="float">
            <text:p><text:s/>$-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VC Cemen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1]*[.B21]*1.0825" office:value-type="float" office:value="0" calcext:value-type="float">
            <text:p><text:s/>$-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ws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2]*[.B22]*1.0825" office:value-type="float" office:value="0" calcext:value-type="float">
            <text:p><text:s/>$-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ariumCobalt Magnets (1 square, 2round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3]*[.B23]*1.0825" office:value-type="float" office:value="6.495" calcext:value-type="float">
            <text:p><text:s/>$6.50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D Print - Base, LED support top/bottom, keyswitch disc) ~75g-5h print time</text:p>
          </table:table-cell>
          <table:table-cell office:value-type="float" office:value="16" calcext:value-type="float">
            <text:p>16</text:p>
          </table:table-cell>
          <table:table-cell office:value-type="float" office:value="0.075" calcext:value-type="float">
            <text:p>0.075</text:p>
          </table:table-cell>
          <table:table-cell table:formula="of:=[.C24]*[.B24]*1.0825" office:value-type="float" office:value="1.299" calcext:value-type="float">
            <text:p><text:s/>$1.3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ezo Senso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B25]*1.0825" office:value-type="float" office:value="1.0825" calcext:value-type="float">
            <text:p><text:s/>$1.08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Switch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[.C26]*[.B26]*1.0825" office:value-type="float" office:value="1.0825" calcext:value-type="float">
            <text:p><text:s/>$1.08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4v 1A-hr LiPo w/Dean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27]*[.B27]*1.0825" office:value-type="float" office:value="16.2375" calcext:value-type="float">
            <text:p><text:s/>$16.24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ns Male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[.C28]*[.B28]*1.0825" office:value-type="float" office:value="1.62375" calcext:value-type="float">
            <text:p><text:s/>$1.62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V USB Power (Lighter Sicket, converted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B29]*1.0825" office:value-type="float" office:value="1.0825" calcext:value-type="float">
            <text:p><text:s/>$1.08 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ode Dev Time-Hours (actual * .3 factor for my non-expert skills? No idea what value is...) 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C30]*[.B30]*1.0825" office:value-type="float" office:value="0" calcext:value-type="float">
            <text:p><text:s/>$- <text:s text:c="2"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>
            <text:p>No documentation done yet. Code is unpublished, but commented.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d Bush</meta:initial-creator>
    <dc:creator>Reid Bush</dc:creator>
    <meta:creation-date>2016-03-21T17:27:18</meta:creation-date>
    <dc:date>2016-03-21T17:53:22</dc:date>
    <meta:generator>LibreOffice/6.0.6.2$Windows_X86_64 LibreOffice_project/0c292870b25a325b5ed35f6b45599d2ea4458e77</meta:generator>
    <meta:document-statistic meta:table-count="1" meta:cell-count="1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